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984cm" svg:height="19.656cm" svg:x="9.141cm" svg:y="0.106cm">
            <draw:object draw:notify-on-update-of-ranges="Sheet1.C2:Sheet1.C44 Sheet1.D1:Sheet1.D1 Sheet1.D2:Sheet1.D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time_min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44])" office:value-type="float" office:value="253" calcext:value-type="float">
            <text:p>253</text:p>
          </table:table-cell>
          <table:table-cell table:formula="of:=SUM([.D2:.D44])" office:value-type="float" office:value="92915" calcext:value-type="float">
            <text:p>92915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2:.C44])" office:value-type="float" office:value="5.88372093023256" calcext:value-type="float">
            <text:p>5,88372093023256</text:p>
          </table:table-cell>
          <table:table-cell table:formula="of:=AVERAGE([.D2:.D44])" office:value-type="float" office:value="2160.81395348837" calcext:value-type="float">
            <text:p>2160,81395348837</text:p>
          </table:table-cell>
        </table:table-row>
        <table:table-row table:style-name="ro2">
          <table:table-cell/>
          <table:table-cell table:style-name="ce1" office:value-type="string" calcext:value-type="string">
            <text:p>standard deviation</text:p>
          </table:table-cell>
          <table:table-cell table:formula="of:=COM.MICROSOFT.STDEV.P([.C$2:.C$44])" office:value-type="float" office:value="1.46603883836972" calcext:value-type="float">
            <text:p>1,46603883836972</text:p>
          </table:table-cell>
          <table:table-cell table:formula="of:=COM.MICROSOFT.STDEV.P([.D$2:.D$44])" office:value-type="float" office:value="2530.20840446748" calcext:value-type="float">
            <text:p>2530,20840446748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truve 2398</text:p>
          </table:table-cell>
          <table:table-cell office:value-type="float" office:value="9.63" calcext:value-type="float">
            <text:p>9,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iese 445</text:p>
          </table:table-cell>
          <table:table-cell office:value-type="float" office:value="18.16" calcext:value-type="float">
            <text:p>18,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j 1227</text:p>
          </table:table-cell>
          <table:table-cell office:value-type="float" office:value="24.23" calcext:value-type="float">
            <text:p>24,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ur</text:p>
          </table:table-cell>
          <table:table-cell office:value-type="float" office:value="32.27" calcext:value-type="float">
            <text:p>32,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outakyo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ahamo</text:p>
          </table:table-cell>
          <table:table-cell office:value-type="float" office:value="51.94" calcext:value-type="float">
            <text:p>51,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hiroze</text:p>
          </table:table-cell>
          <table:table-cell office:value-type="float" office:value="62.97" calcext:value-type="float">
            <text:p>62,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ngria</text:p>
          </table:table-cell>
          <table:table-cell office:value-type="float" office:value="73.75" calcext:value-type="float">
            <text:p>73,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ay</text:p>
          </table:table-cell>
          <table:table-cell office:value-type="float" office:value="84.42" calcext:value-type="float">
            <text:p>84,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ami</text:p>
          </table:table-cell>
          <table:table-cell office:value-type="float" office:value="95.71" calcext:value-type="float">
            <text:p>95,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eshun</text:p>
          </table:table-cell>
          <table:table-cell office:value-type="float" office:value="114.06" calcext:value-type="float">
            <text:p>114,06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taxi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rgency</text:p>
          </table:table-cell>
          <table:table-cell office:value-type="string" calcext:value-type="string">
            <text:p>risk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(1+[.A3])*(1+3*[.B3])" office:value-type="float" office:value="1.003" calcext:value-type="float">
            <text:p>1,00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(1+[.A4])*(1+3*[.B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(1+[.A5])*(1+3*[.B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73" calcext:value-type="float">
            <text:p>0,73</text:p>
          </table:table-cell>
          <table:table-cell/>
          <table:table-cell table:formula="of:=(1+[.A6])*(1+3*[.B6])" office:value-type="float" office:value="3.6047" calcext:value-type="float">
            <text:p>3,604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(1+[.A7])*(1+3*[.B7])" office:value-type="float" office:value="1.378" calcext:value-type="float">
            <text:p>1,378</text:p>
          </table:table-cell>
          <table:table-cell table:number-columns-repeated="2"/>
          <table:table-cell table:formula="of:=3000 *5 * 2.24 *1.2"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(1+[.A8])*(1+3*[.B8])" office:value-type="float" office:value="1.265" calcext:value-type="float">
            <text:p>1,265</text:p>
          </table:table-cell>
          <table:table-cell table:number-columns-repeated="2"/>
          <table:table-cell table:formula="of:=1500*2.24*1.2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/>
          <table:table-cell table:formula="of:=(1+[.A9])*(1+3*[.B9])" office:value-type="float" office:value="1.2342" calcext:value-type="float">
            <text:p>1,234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/>
          <table:table-cell table:formula="of:=(1+[.A10])*(1+3*[.B10])" office:value-type="float" office:value="4.6" calcext:value-type="float">
            <text:p>4,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(1+[.A11])*(1+3*[.B11])" office:value-type="float" office:value="1.5045" calcext:value-type="float">
            <text:p>1,5045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(1+[.A12])*(1+3*[.B12]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(1+[.A13])*(1+3*[.B13])" office:value-type="float" office:value="4.18" calcext:value-type="float">
            <text:p>4,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/>
          <table:table-cell table:formula="of:=(1+[.A14])*(1+3*[.B14])" office:value-type="float" office:value="3.86" calcext:value-type="float">
            <text:p>3,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/>
          <table:table-cell table:formula="of:=(1+[.A15])*(1+3*[.B15])" office:value-type="float" office:value="1.51" calcext:value-type="float">
            <text:p>1,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:.D15])" office:value-type="float" office:value="2.23841538461538" calcext:value-type="float">
            <text:p>2,238415384615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9:09:07.202209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6:44:38.620797087</meta:creation-date>
    <dc:date>2021-07-13T21:45:06.433275671</dc:date>
    <meta:editing-duration>PT4H16M7S</meta:editing-duration>
    <meta:editing-cycles>33</meta:editing-cycles>
    <meta:generator>LibreOffice/7.1.4.2$Linux_X86_64 LibreOffice_project/10$Build-2</meta:generator>
    <meta:document-statistic meta:table-count="3" meta:cell-count="1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85cm" svg:height="19.657cm" xlink:href=".." xlink:type="simple" chart:class="chart:scatter" chart:style-name="ch1">
        <chart:plot-area chart:style-name="ch2" table:cell-range-address="Sheet1.C2:Sheet1.D44 Sheet1.D1:Sheet1.D1" chart:data-source-has-labels="row" svg:x="0.665cm" svg:y="0.392cm" svg:width="27.577cm" svg:height="18.868cm">
          <chart:coordinate-region svg:x="1.842cm" svg:y="0.592cm" svg:width="26.213cm" svg:height="18.02cm"/>
          <chart:axis chart:dimension="x" chart:name="primary-x" chart:style-name="ch3">
            <chart:title svg:x="13.832cm" svg:y="19.001cm" chart:style-name="ch4">
              <text:p>minutes</text:p>
            </chart:title>
          </chart:axis>
          <chart:axis chart:dimension="y" chart:name="primary-y" chart:style-name="ch3">
            <chart:title svg:x="0.206cm" svg:y="10.386cm" chart:style-name="ch5">
              <text:p>reward</text:p>
            </chart:title>
            <chart:grid chart:style-name="ch6" chart:class="major"/>
          </chart:axis>
          <chart:series chart:style-name="ch7" chart:values-cell-range-address="Sheet1.D2:Sheet1.D44" chart:label-cell-address="Sheet1.D1:Sheet1.D1" chart:class="chart:scatter">
            <chart:domain table:cell-range-address="Sheet1.C2:Sheet1.C44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war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C2:Sheet1.C44</svg:desc>
                </draw:g>
              </table:table-cell>
              <table:table-cell office:value-type="float" office:value="1000">
                <text:p>1000</text:p>
                <draw:g>
                  <svg:desc>Sheet1.D2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